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 fo:padding-bottom="0.0193in" fo:padding-left="0.0138in" fo:padding-right="0.0138in" fo:padding-top="0.0193in"/>
    </style:style>
    <style:style style:name="ce19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1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2D particle distribution, constant ratio supLen/dx=5, summation density, leapfrog dt=autom., simu time~0.2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style-name="ce23"/>
          <table:table-cell table:number-columns-repeated="2"/>
          <table:table-cell table:style-name="ce17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4" table:number-columns-repeated="2"/>
          <table:table-cell table:style-name="ce18"/>
          <table:table-cell table:style-name="ce9"/>
          <table:table-cell table:style-name="ce14" table:number-columns-repeated="2"/>
          <table:table-cell table:style-name="ce18"/>
          <table:table-cell table:style-name="ce9"/>
          <table:table-cell table:style-name="ce14" table:number-columns-repeated="2"/>
        </table:table-row>
        <table:table-row table:style-name="ro3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(+/- 0.5 diaphragm)</text:p>
          </table:table-cell>
          <table:covered-table-cell table:style-name="ce15"/>
          <table:covered-table-cell table:style-name="ce15"/>
          <table:table-cell table:style-name="ce19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5"/>
          <table:covered-table-cell table:style-name="ce15"/>
          <table:table-cell table:style-name="ce19"/>
          <table:table-cell table:style-name="ce26" office:value-type="string" table:number-columns-spanned="3" table:number-rows-spanned="1">
            <text:p>area2 (after CD before shock)</text:p>
          </table:table-cell>
          <table:covered-table-cell table:style-name="ce15"/>
          <table:covered-table-cell table:style-name="ce27"/>
        </table:table-row>
        <table:table-row table:style-name="ro3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0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0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8" office:value-type="string">
            <text:p>Linf_2</text:p>
          </table:table-cell>
        </table:table-row>
        <table:table-row table:style-name="ro1">
          <table:table-cell table:style-name="ce6" office:value-type="float" office:value="0.005">
            <text:p>0.0050</text:p>
          </table:table-cell>
          <table:table-cell table:style-name="Default" office:value-type="float" office:value="0.0165317">
            <text:p>0.02</text:p>
          </table:table-cell>
          <table:table-cell table:style-name="Default" office:value-type="float" office:value="0.0109983">
            <text:p>0.01</text:p>
          </table:table-cell>
          <table:table-cell table:style-name="Default" office:value-type="float" office:value="0.00890541">
            <text:p>0.01</text:p>
          </table:table-cell>
          <table:table-cell table:style-name="ce16"/>
          <table:table-cell table:style-name="Default" office:value-type="float" office:value="0.00701604">
            <text:p>0.01</text:p>
          </table:table-cell>
          <table:table-cell table:style-name="Default" office:value-type="float" office:value="0.00427809">
            <text:p>0</text:p>
          </table:table-cell>
          <table:table-cell table:style-name="Default" office:value-type="float" office:value="0.00322297">
            <text:p>0</text:p>
          </table:table-cell>
          <table:table-cell table:style-name="ce16"/>
          <table:table-cell table:style-name="Default" office:value-type="float" office:value="0.00459395">
            <text:p>0</text:p>
          </table:table-cell>
          <table:table-cell table:style-name="Default" office:value-type="float" office:value="0.00340804">
            <text:p>0</text:p>
          </table:table-cell>
          <table:table-cell table:style-name="ce29" office:value-type="float" office:value="0.00305925">
            <text:p>0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Default" office:value-type="float" office:value="0.0257303">
            <text:p>0.03</text:p>
          </table:table-cell>
          <table:table-cell table:style-name="Default" office:value-type="float" office:value="0.0180533">
            <text:p>0.02</text:p>
          </table:table-cell>
          <table:table-cell table:style-name="Default" office:value-type="float" office:value="0.0152266">
            <text:p>0.02</text:p>
          </table:table-cell>
          <table:table-cell table:style-name="ce16"/>
          <table:table-cell table:style-name="Default" office:value-type="float" office:value="0.00767291">
            <text:p>0.01</text:p>
          </table:table-cell>
          <table:table-cell table:style-name="Default" office:value-type="float" office:value="0.00470431">
            <text:p>0</text:p>
          </table:table-cell>
          <table:table-cell table:style-name="Default" office:value-type="float" office:value="0.00360042">
            <text:p>0</text:p>
          </table:table-cell>
          <table:table-cell table:style-name="ce16"/>
          <table:table-cell table:style-name="Default" office:value-type="float" office:value="0.00821114">
            <text:p>0.01</text:p>
          </table:table-cell>
          <table:table-cell table:style-name="Default" office:value-type="float" office:value="0.0062215">
            <text:p>0.01</text:p>
          </table:table-cell>
          <table:table-cell table:style-name="ce29" office:value-type="float" office:value="0.00561778">
            <text:p>0.01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Default" office:value-type="float" office:value="0.0342073">
            <text:p>0.03</text:p>
          </table:table-cell>
          <table:table-cell table:style-name="Default" office:value-type="float" office:value="0.0243521">
            <text:p>0.02</text:p>
          </table:table-cell>
          <table:table-cell table:style-name="Default" office:value-type="float" office:value="0.0207605">
            <text:p>0.02</text:p>
          </table:table-cell>
          <table:table-cell table:style-name="ce16"/>
          <table:table-cell table:style-name="Default" office:value-type="float" office:value="0.0092629">
            <text:p>0.01</text:p>
          </table:table-cell>
          <table:table-cell table:style-name="Default" office:value-type="float" office:value="0.00578845">
            <text:p>0.01</text:p>
          </table:table-cell>
          <table:table-cell table:style-name="Default" office:value-type="float" office:value="0.0046113">
            <text:p>0</text:p>
          </table:table-cell>
          <table:table-cell table:style-name="ce24"/>
          <table:table-cell table:style-name="Default" office:value-type="float" office:value="0.0117109">
            <text:p>0.01</text:p>
          </table:table-cell>
          <table:table-cell table:style-name="Default" office:value-type="float" office:value="0.00889614">
            <text:p>0.01</text:p>
          </table:table-cell>
          <table:table-cell table:style-name="ce29" office:value-type="float" office:value="0.00812992">
            <text:p>0.01</text:p>
          </table:table-cell>
        </table:table-row>
        <table:table-row table:style-name="ro2">
          <table:table-cell table:style-name="ce6" office:value-type="float" office:value="0.02">
            <text:p>0.0200</text:p>
          </table:table-cell>
          <table:table-cell office:value-type="float" office:value="0.0432176">
            <text:p>4.32E-002</text:p>
          </table:table-cell>
          <table:table-cell table:style-name="Default" office:value-type="float" office:value="0.0310616">
            <text:p>0.03</text:p>
          </table:table-cell>
          <table:table-cell table:style-name="Default" office:value-type="float" office:value="0.0267159">
            <text:p>0.03</text:p>
          </table:table-cell>
          <table:table-cell table:style-name="ce21"/>
          <table:table-cell table:style-name="Default" office:value-type="float" office:value="0.0112445">
            <text:p>0.01</text:p>
          </table:table-cell>
          <table:table-cell table:style-name="Default" office:value-type="float" office:value="0.00712427">
            <text:p>0.01</text:p>
          </table:table-cell>
          <table:table-cell table:style-name="Default" office:value-type="float" office:value="0.00579884">
            <text:p>0.01</text:p>
          </table:table-cell>
          <table:table-cell table:style-name="ce21"/>
          <table:table-cell table:style-name="Default" office:value-type="float" office:value="0.0159799">
            <text:p>0.02</text:p>
          </table:table-cell>
          <table:table-cell table:style-name="Default" office:value-type="float" office:value="0.0121545">
            <text:p>0.01</text:p>
          </table:table-cell>
          <table:table-cell table:style-name="ce29" office:value-type="float" office:value="0.0111802">
            <text:p>0.01</text:p>
          </table:table-cell>
        </table:table-row>
        <table:table-row table:style-name="ro2">
          <table:table-cell table:style-name="ce5" office:value-type="float" office:value="0.025">
            <text:p>0.0250</text:p>
          </table:table-cell>
          <table:table-cell table:style-name="ce13" office:value-type="float" office:value="0.0521197">
            <text:p>0.05</text:p>
          </table:table-cell>
          <table:table-cell table:style-name="ce13" office:value-type="float" office:value="0.037588">
            <text:p>0.04</text:p>
          </table:table-cell>
          <table:table-cell table:style-name="ce13" office:value-type="float" office:value="0.0323803">
            <text:p>0.03</text:p>
          </table:table-cell>
          <table:table-cell table:style-name="ce22"/>
          <table:table-cell table:style-name="ce13" office:value-type="float" office:value="0.0142912">
            <text:p>0.01</text:p>
          </table:table-cell>
          <table:table-cell table:style-name="ce13" office:value-type="float" office:value="0.00910692">
            <text:p>0.01</text:p>
          </table:table-cell>
          <table:table-cell table:style-name="ce13" office:value-type="float" office:value="0.0073108">
            <text:p>0.01</text:p>
          </table:table-cell>
          <table:table-cell table:style-name="ce22"/>
          <table:table-cell table:style-name="ce13" office:value-type="float" office:value="0.0201837">
            <text:p>0.02</text:p>
          </table:table-cell>
          <table:table-cell table:style-name="ce13" office:value-type="float" office:value="0.0153147">
            <text:p>0.02</text:p>
          </table:table-cell>
          <table:table-cell table:style-name="ce30" office:value-type="float" office:value="0.0140346">
            <text:p>0.01</text:p>
          </table:table-cell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25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2" table:end-x="0.5815in" table:end-y="0.1335in" draw:z-index="0" draw:style-name="gr1" svg:width="3.9996in" svg:height="3.2504in" svg:x="0in" svg:y="0.0713in">
              <draw:object draw:notify-on-update-of-ranges="Sheet1.B5:Sheet1.B5 Sheet1.B6:Sheet1.B10 Sheet1.A6:Sheet1.A10 Sheet1.C5:Sheet1.C5 Sheet1.C6:Sheet1.C10 Sheet1.A6:Sheet1.A10 Sheet1.D5:Sheet1.D5 Sheet1.D6:Sheet1.D10 Sheet1.A6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2" table:end-x="0.261in" table:end-y="0.0713in" draw:z-index="1" draw:style-name="gr1" svg:width="3.6764in" svg:height="3.1157in" svg:x="0.6327in" svg:y="0.1437in">
              <draw:object draw:notify-on-update-of-ranges="Sheet1.F5:Sheet1.F5 Sheet1.F6:Sheet1.F10 Sheet1.A6:Sheet1.A10 Sheet1.G5:Sheet1.G5 Sheet1.G6:Sheet1.G10 Sheet1.A6:Sheet1.A10 Sheet1.H5:Sheet1.H5 Sheet1.H6:Sheet1.H10 Sheet1.A6:Sheet1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3" table:end-x="0.3445in" table:end-y="0.0406in" draw:z-index="2" draw:style-name="gr1" svg:width="3.578in" svg:height="3.2508in" svg:x="0.3228in" svg:y="0.1547in">
              <draw:object draw:notify-on-update-of-ranges="Sheet1.J5:Sheet1.J5 Sheet1.J6:Sheet1.J10 Sheet1.A6:Sheet1.A10 Sheet1.K5:Sheet1.K5 Sheet1.K6:Sheet1.K10 Sheet1.A6:Sheet1.A10 Sheet1.L5:Sheet1.L5 Sheet1.L6:Sheet1.L10 Sheet1.A6:Sheet1.A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04851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8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1T18:59:44</dc:date>
    <meta:editing-duration>PT01H42M51S</meta:editing-duration>
    <meta:editing-cycles>27</meta:editing-cycles>
    <meta:generator>OpenOffice.org/3.1$Linux OpenOffice.org_project/310m21$Build-9319</meta:generator>
    <meta:document-statistic meta:table-count="3" meta:cell-count="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0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series chart:style-name="ch10" chart:values-cell-range-address="Sheet1.C6:Sheet1.C10" chart:label-cell-address="Sheet1.C5:Sheet1.C5" chart:class="chart:scatter">
            <chart:data-point chart:repeated="5"/>
          </chart:series>
          <chart:series chart:style-name="ch11" chart:values-cell-range-address="Sheet1.D6:Sheet1.D10" chart:label-cell-address="Sheet1.D5:Sheet1.D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165317">
                <text:p text:id="Sheet1.B6:Sheet1.B10">0.0165317</text:p>
              </table:table-cell>
              <table:table-cell office:value-type="float" office:value="0.0109983">
                <text:p text:id="Sheet1.C6:Sheet1.C10">0.0109983</text:p>
              </table:table-cell>
              <table:table-cell office:value-type="float" office:value="0.00890541">
                <text:p text:id="Sheet1.D6:Sheet1.D10">0.00890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57303">
                <text:p>0.0257303</text:p>
              </table:table-cell>
              <table:table-cell office:value-type="float" office:value="0.0180533">
                <text:p>0.0180533</text:p>
              </table:table-cell>
              <table:table-cell office:value-type="float" office:value="0.0152266">
                <text:p>0.015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342073">
                <text:p>0.0342073</text:p>
              </table:table-cell>
              <table:table-cell office:value-type="float" office:value="0.0243521">
                <text:p>0.0243521</text:p>
              </table:table-cell>
              <table:table-cell office:value-type="float" office:value="0.0207605">
                <text:p>0.0207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432176">
                <text:p>0.0432176</text:p>
              </table:table-cell>
              <table:table-cell office:value-type="float" office:value="0.0310616">
                <text:p>0.0310616</text:p>
              </table:table-cell>
              <table:table-cell office:value-type="float" office:value="0.0267159">
                <text:p>0.0267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521197">
                <text:p>0.0521197</text:p>
              </table:table-cell>
              <table:table-cell office:value-type="float" office:value="0.037588">
                <text:p>0.037588</text:p>
              </table:table-cell>
              <table:table-cell office:value-type="float" office:value="0.0323803">
                <text:p>0.0323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0 Sheet1.F5:Sheet1.H10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0" chart:label-cell-address="Sheet1.F5:Sheet1.F5" chart:class="chart:scatter">
            <chart:domain table:cell-range-address="Sheet1.A6:Sheet1.A10"/>
            <chart:data-point chart:repeated="5"/>
          </chart:series>
          <chart:series chart:style-name="ch10" chart:values-cell-range-address="Sheet1.G6:Sheet1.G10" chart:label-cell-address="Sheet1.G5:Sheet1.G5" chart:class="chart:scatter">
            <chart:data-point chart:repeated="5"/>
          </chart:series>
          <chart:series chart:style-name="ch11" chart:values-cell-range-address="Sheet1.H6:Sheet1.H10" chart:label-cell-address="Sheet1.H5:Sheet1.H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701604">
                <text:p text:id="Sheet1.F6:Sheet1.F10">0.00701604</text:p>
              </table:table-cell>
              <table:table-cell office:value-type="float" office:value="0.00427809">
                <text:p text:id="Sheet1.G6:Sheet1.G10">0.00427809</text:p>
              </table:table-cell>
              <table:table-cell office:value-type="float" office:value="0.00322297">
                <text:p text:id="Sheet1.H6:Sheet1.H10">0.003222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767291">
                <text:p>0.00767291</text:p>
              </table:table-cell>
              <table:table-cell office:value-type="float" office:value="0.00470431">
                <text:p>0.00470431</text:p>
              </table:table-cell>
              <table:table-cell office:value-type="float" office:value="0.00360042">
                <text:p>0.00360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92629">
                <text:p>0.0092629</text:p>
              </table:table-cell>
              <table:table-cell office:value-type="float" office:value="0.00578845">
                <text:p>0.00578845</text:p>
              </table:table-cell>
              <table:table-cell office:value-type="float" office:value="0.0046113">
                <text:p>0.0046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12445">
                <text:p>0.0112445</text:p>
              </table:table-cell>
              <table:table-cell office:value-type="float" office:value="0.00712427">
                <text:p>0.00712427</text:p>
              </table:table-cell>
              <table:table-cell office:value-type="float" office:value="0.00579884">
                <text:p>0.00579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42912">
                <text:p>0.0142912</text:p>
              </table:table-cell>
              <table:table-cell office:value-type="float" office:value="0.00910692">
                <text:p>0.00910692</text:p>
              </table:table-cell>
              <table:table-cell office:value-type="float" office:value="0.0073108">
                <text:p>0.0073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0 Sheet1.J5:Sheet1.L10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0" chart:label-cell-address="Sheet1.J5:Sheet1.J5" chart:class="chart:scatter">
            <chart:domain table:cell-range-address="Sheet1.A6:Sheet1.A10"/>
            <chart:data-point chart:repeated="5"/>
          </chart:series>
          <chart:series chart:style-name="ch10" chart:values-cell-range-address="Sheet1.K6:Sheet1.K10" chart:label-cell-address="Sheet1.K5:Sheet1.K5" chart:class="chart:scatter">
            <chart:data-point chart:repeated="5"/>
          </chart:series>
          <chart:series chart:style-name="ch11" chart:values-cell-range-address="Sheet1.L6:Sheet1.L10" chart:label-cell-address="Sheet1.L5:Sheet1.L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459395">
                <text:p text:id="Sheet1.J6:Sheet1.J10">0.00459395</text:p>
              </table:table-cell>
              <table:table-cell office:value-type="float" office:value="0.00340804">
                <text:p text:id="Sheet1.K6:Sheet1.K10">0.00340804</text:p>
              </table:table-cell>
              <table:table-cell office:value-type="float" office:value="0.00305925">
                <text:p text:id="Sheet1.L6:Sheet1.L10">0.003059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821114">
                <text:p>0.00821114</text:p>
              </table:table-cell>
              <table:table-cell office:value-type="float" office:value="0.0062215">
                <text:p>0.0062215</text:p>
              </table:table-cell>
              <table:table-cell office:value-type="float" office:value="0.00561778">
                <text:p>0.0056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17109">
                <text:p>0.0117109</text:p>
              </table:table-cell>
              <table:table-cell office:value-type="float" office:value="0.00889614">
                <text:p>0.00889614</text:p>
              </table:table-cell>
              <table:table-cell office:value-type="float" office:value="0.00812992">
                <text:p>0.00812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59799">
                <text:p>0.0159799</text:p>
              </table:table-cell>
              <table:table-cell office:value-type="float" office:value="0.0121545">
                <text:p>0.0121545</text:p>
              </table:table-cell>
              <table:table-cell office:value-type="float" office:value="0.0111802">
                <text:p>0.0111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01837">
                <text:p>0.0201837</text:p>
              </table:table-cell>
              <table:table-cell office:value-type="float" office:value="0.0153147">
                <text:p>0.0153147</text:p>
              </table:table-cell>
              <table:table-cell office:value-type="float" office:value="0.0140346">
                <text:p>0.0140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